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7d88" officeooo:paragraph-rsid="00097d88"/>
    </style:style>
    <style:style style:name="P2" style:family="paragraph" style:parent-style-name="Standard">
      <style:paragraph-properties fo:text-align="start" style:justify-single-word="false"/>
      <style:text-properties officeooo:rsid="00152e79" officeooo:paragraph-rsid="001683d0"/>
    </style:style>
    <style:style style:name="P3" style:family="paragraph" style:parent-style-name="Standard">
      <style:paragraph-properties fo:text-align="start" style:justify-single-word="false"/>
      <style:text-properties officeooo:rsid="00152e79" officeooo:paragraph-rsid="00169263"/>
    </style:style>
    <style:style style:name="P4" style:family="paragraph" style:parent-style-name="Standard">
      <style:paragraph-properties fo:text-align="start" style:justify-single-word="false"/>
      <style:text-properties officeooo:rsid="00152e79" officeooo:paragraph-rsid="0019926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2e79" officeooo:paragraph-rsid="00152e7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2e79" officeooo:paragraph-rsid="0016d03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52e79" officeooo:paragraph-rsid="001683d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52e79" officeooo:paragraph-rsid="001db34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52e79" officeooo:paragraph-rsid="0016926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52e79" officeooo:paragraph-rsid="001877b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52e79" officeooo:paragraph-rsid="0019926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2e79" officeooo:paragraph-rsid="001c330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683d0" officeooo:paragraph-rsid="001683d0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683d0" officeooo:paragraph-rsid="0016926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683d0" officeooo:paragraph-rsid="00199263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dc651" officeooo:paragraph-rsid="001dc651"/>
    </style:style>
    <style:style style:name="T1" style:family="text">
      <style:text-properties officeooo:rsid="00152e79"/>
    </style:style>
    <style:style style:name="T2" style:family="text">
      <style:text-properties officeooo:rsid="001683d0"/>
    </style:style>
    <style:style style:name="T3" style:family="text">
      <style:text-properties officeooo:rsid="00169263"/>
    </style:style>
    <style:style style:name="T4" style:family="text">
      <style:text-properties officeooo:rsid="0016d031"/>
    </style:style>
    <style:style style:name="T5" style:family="text">
      <style:text-properties officeooo:rsid="001877b4"/>
    </style:style>
    <style:style style:name="T6" style:family="text">
      <style:text-properties officeooo:rsid="00199263"/>
    </style:style>
    <style:style style:name="T7" style:family="text">
      <style:text-properties officeooo:rsid="001b7816"/>
    </style:style>
    <style:style style:name="T8" style:family="text">
      <style:text-properties officeooo:rsid="001c3303"/>
    </style:style>
    <style:style style:name="T9" style:family="text">
      <style:text-properties officeooo:rsid="001dc651"/>
    </style:style>
    <style:style style:name="T10" style:family="text">
      <style:text-properties officeooo:rsid="0021b1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y Pablinas</text:p>
      <text:p text:style-name="P1">ICS 211 #2<text:span text:style-name="T1">6</text:span></text:p>
      <text:p text:style-name="P1">12/06/17</text:p>
      <text:list xml:id="list3672001421" text:style-name="L1">
        <text:list-item>
          <text:p text:style-name="P5">43 % 7 = 1 → list[1] = 43</text:p>
          <text:p text:style-name="P5">22 % 7 = 1 → COLLISION → list[2] = 22</text:p>
          <text:p text:style-name="P5">15 % 7 = 1 → COLLISION → list[0] = 15</text:p>
          <text:p text:style-name="P5">8 % 7 = 1 → COLLISION → list[3] = 8 </text:p>
          <text:p text:style-name="P5">12 % 7 = 5 → list[5] = 12</text:p>
          <text:p text:style-name="P5">54 % 7 = 5 → COLLISION → list[6] = 54</text:p>
          <text:p text:style-name="P5">49 % 7 = 0 → COLLISION → list[4] = 49</text:p>
          <text:p text:style-name="P5"/>
          <text:p text:style-name="P6"><text:span text:style-name="T4">l</text:span>ist[0] = 15, list[1] = 43, list[2] = 22, list[3] = 8, <text:s/>list[4] = 49, list[5] = 12, list[6] = 54</text:p>
          <text:p text:style-name="P6"/>
        </text:list-item>
        <text:list-item>
          <text:p text:style-name="P13">h(k, i) = (h(k) + i + i²) % <text:span text:style-name="T9">7</text:span></text:p>
          <text:p text:style-name="P7">43 % 7 = 1 → list[1] = 43</text:p>
          <text:p text:style-name="P7">22 % 7 = 1 → COLLISION → list[<text:span text:style-name="T2">3</text:span>] = 22</text:p>
          <text:p text:style-name="P7">15 % 7 = 1 → COLLISION → list[<text:span text:style-name="T2">7</text:span>] = 15</text:p>
          <text:p text:style-name="P7">8 % 7 = 1 → COLLISION → list[<text:span text:style-name="T8">60</text:span>] = 8 </text:p>
          <text:p text:style-name="P7">12 % 7 = 5 → list[5] = 12</text:p>
          <text:p text:style-name="P7">54 % 7 = 5 → COLLISION→<text:span text:style-name="T2"> </text:span>list[<text:span text:style-name="T2">11</text:span>] = 54</text:p>
          <text:p text:style-name="P7">49 % 7 = 0 → <text:span text:style-name="T2">l</text:span>ist[<text:span text:style-name="T2">0</text:span>] = 49</text:p>
        </text:list-item>
      </text:list>
      <text:p text:style-name="P2"/>
      <text:list xml:id="list222155058961624" text:continue-numbering="true" text:style-name="L1">
        <text:list-header>
          <text:p text:style-name="P8"><text:span text:style-name="T2">l</text:span>ist[<text:span text:style-name="T2">0</text:span>] = 49, list[1] = 43, list[<text:span text:style-name="T2">3</text:span>] = 22, <text:span text:style-name="T4">l</text:span>ist[<text:span text:style-name="T8">4</text:span>] = 54, , <text:span text:style-name="T4">li</text:span>st[5] = 12, list[<text:span text:style-name="T8">6</text:span>] = 8, <text:span text:style-name="T8">l</text:span>ist[<text:span text:style-name="T2">7</text:span>] = 15</text:p>
          <text:p text:style-name="P16"/>
        </text:list-header>
        <text:list-item>
          <text:p text:style-name="P14">h(k, i) = <text:span text:style-name="T9">(</text:span>(h(k) + i + <text:span text:style-name="T3">h(k)</text:span>)<text:span text:style-name="T9">) % 7</text:span></text:p>
          <text:p text:style-name="P9">43 % 7 = 1 → list[1] = 43</text:p>
          <text:p text:style-name="P9">22 % 7 = 1 → COLLISION → list[<text:span text:style-name="T3">2</text:span>] = 22</text:p>
          <text:p text:style-name="P9">15 % 7 = 1 → COLLISION → list[<text:span text:style-name="T3">3</text:span>] = 15</text:p>
          <text:p text:style-name="P9">8 % 7 = 1 → COLLISION → list[<text:span text:style-name="T2">5</text:span>] = 8 </text:p>
          <text:p text:style-name="P9">12 % 7 = 5 → <text:span text:style-name="T5">COLLLISION → </text:span>list[<text:span text:style-name="T5">4</text:span>] = 12</text:p>
          <text:p text:style-name="P9">54 % 7 = 5 → COLLISION→<text:span text:style-name="T2"> </text:span>list[<text:span text:style-name="T5">6</text:span>] = 54</text:p>
          <text:p text:style-name="P9">49 % 7 = 0 → <text:span text:style-name="T2">l</text:span>ist[<text:span text:style-name="T2">0</text:span>] = 49</text:p>
        </text:list-item>
      </text:list>
      <text:p text:style-name="P3"/>
      <text:list xml:id="list222154940724345" text:continue-numbering="true" text:style-name="L1">
        <text:list-header>
          <text:p text:style-name="P10"><text:span text:style-name="T5">l</text:span>ist[<text:span text:style-name="T2">0</text:span>] = 49, list[1] = 43, list[<text:span text:style-name="T3">2</text:span>] = 22, list[<text:span text:style-name="T3">3</text:span>] = 15, <text:span text:style-name="T5">l</text:span>ist[<text:span text:style-name="T5">4</text:span>] = 12, list[<text:span text:style-name="T2">5</text:span>] = 8,<text:span text:style-name="T5"> </text:span>list[<text:span text:style-name="T5">6</text:span>] = 54</text:p>
          <text:p text:style-name="P10"/>
        </text:list-header>
        <text:list-item>
          <text:p text:style-name="P15">h(k, i) = (<text:span text:style-name="T9">(</text:span>h(k) + i + <text:span text:style-name="T3">h(k)</text:span>) % <text:span text:style-name="T9">7) </text:span>/ <text:span text:style-name="T6">3</text:span></text:p>
          <text:p text:style-name="P11">43 % 7 = 1 → list[<text:span text:style-name="T6">0</text:span>] = 43</text:p>
          <text:p text:style-name="P11">22 % 7 = 1 → COLLISION → list[<text:span text:style-name="T6">1</text:span>] = 22</text:p>
          <text:p text:style-name="P11">15 % 7 = 1 → COLLISION → list[<text:span text:style-name="T6">2</text:span>] = 15</text:p>
          <text:p text:style-name="P11">8 % 7 = 1 → COLLISION → list[<text:span text:style-name="T6">3</text:span>] = 8 </text:p>
          <text:p text:style-name="P11">12 % 7 = 5 → <text:span text:style-name="T5">COLLLISION → </text:span>list[<text:span text:style-name="T5">4</text:span>] = 12</text:p>
          <text:p text:style-name="P11">54 % 7 = 5 → COLLISION→<text:span text:style-name="T2"> </text:span>list[<text:span text:style-name="T6">5</text:span>] = 54</text:p>
          <text:p text:style-name="P11">49 % 7 = 0 → <text:span text:style-name="T2">l</text:span>ist[<text:span text:style-name="T6">6</text:span>] = 49</text:p>
          <text:p text:style-name="P11"/>
          <text:p text:style-name="P11"><text:span text:style-name="T5">l</text:span>ist[<text:span text:style-name="T2">0</text:span>] = 4<text:span text:style-name="T6">3,</text:span> list[1] = <text:span text:style-name="T6">22</text:span>, list[<text:span text:style-name="T3">2</text:span>] = <text:span text:style-name="T6">15</text:span>, list[<text:span text:style-name="T3">3</text:span>] = <text:span text:style-name="T6">8</text:span>, <text:span text:style-name="T5">l</text:span>ist[<text:span text:style-name="T5">4</text:span>] = 12, list[<text:span text:style-name="T2">5</text:span>] = <text:span text:style-name="T6">54</text:span>,<text:span text:style-name="T5"> </text:span>list[<text:span text:style-name="T5">6</text:span>] = <text:span text:style-name="T6">49</text:span></text:p>
          <text:p text:style-name="P11"/>
        </text:list-item>
        <text:list-item>
          <text:p text:style-name="P11">43 % 7 = 1 → list[<text:span text:style-name="T7">1</text:span>]<text:span text:style-name="T7">[0]</text:span> = 43</text:p>
          <text:p text:style-name="P11">22 % 7 = 1 → COLLISION → list[<text:span text:style-name="T7">1</text:span>]<text:span text:style-name="T7">[1]</text:span> = 22</text:p>
          <text:p text:style-name="P11">15 % 7 = 1 → COLLISION → list[<text:span text:style-name="T7">1</text:span>]<text:span text:style-name="T7">[2]</text:span> = 15</text:p>
          <text:p text:style-name="P11"><text:soft-page-break/>8 % 7 = 1 → COLLISION → list<text:span text:style-name="T7">[1]</text:span>[<text:span text:style-name="T6">3</text:span>] = 8 </text:p>
          <text:p text:style-name="P11">12 % 7 = 5 → <text:span text:style-name="T5">COLLLISION → </text:span>list[<text:span text:style-name="T7">5</text:span>]<text:span text:style-name="T7">[0]</text:span> = 12</text:p>
          <text:p text:style-name="P11">54 % 7 = 5 → COLLISION→<text:span text:style-name="T2"> </text:span>list[<text:span text:style-name="T6">5</text:span>]<text:span text:style-name="T7">[1]</text:span> = 54</text:p>
          <text:p text:style-name="P11">49 % 7 = 0 → <text:span text:style-name="T2">l</text:span>ist[<text:span text:style-name="T7">0</text:span>] = 49</text:p>
        </text:list-item>
      </text:list>
      <text:p text:style-name="P4"/>
      <text:list xml:id="list222153543452371" text:continue-numbering="true" text:style-name="L1">
        <text:list-header>
          <text:p text:style-name="P12"><text:span text:style-name="T2">l</text:span>ist[<text:span text:style-name="T7">0</text:span>] = 49</text:p>
          <text:p text:style-name="P12">list[<text:span text:style-name="T7">1</text:span>]<text:span text:style-name="T7">[0]</text:span> = 43, list[<text:span text:style-name="T7">1</text:span>]<text:span text:style-name="T7">[1]</text:span> = 22, list[<text:span text:style-name="T7">1</text:span>]<text:span text:style-name="T7">[2]</text:span> = 15, list<text:span text:style-name="T7">[1]</text:span>[<text:span text:style-name="T6">3</text:span>] = 8 </text:p>
          <text:p text:style-name="P12"><text:span text:style-name="T8">l</text:span>ist[<text:span text:style-name="T7">5</text:span>]<text:span text:style-name="T7">[0]</text:span> = 12, list[<text:span text:style-name="T6">5</text:span>]<text:span text:style-name="T7">[1]</text:span> = 54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9:47:17.359901803</meta:creation-date>
    <dc:date>2017-12-06T22:21:53.377162290</dc:date>
    <meta:editing-duration>PT54M7S</meta:editing-duration>
    <meta:editing-cycles>19</meta:editing-cycles>
    <meta:generator>LibreOffice/5.4.3.2$Linux_X86_64 LibreOffice_project/40m0$Build-2</meta:generator>
    <meta:document-statistic meta:table-count="0" meta:image-count="0" meta:object-count="0" meta:page-count="2" meta:paragraph-count="48" meta:word-count="510" meta:character-count="1811" meta:non-whitespace-character-count="1349"/>
  </office:meta>
</office:document-meta>
</file>